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20" table:default-cell-style-name="Default"/>
        <table:table-row table:style-name="ro1">
          <table:table-cell table:number-columns-repeated="2"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table:number-columns-repeated="2" office:value-type="float" office:value="58">
            <text:p>5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3"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5/11/2010</text:date>, <text:time>11:5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c_5f_20_5f_ech_5f_n_5f_5_5f_prod_5f_60" style:display-name="PageStyle_spc_20_ech_n_5_prod_6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15T11:52:52.78</dc:date>
    <meta:editing-duration>PT00H00M41S</meta:editing-duration>
    <meta:editing-cycles>2</meta:editing-cycles>
    <meta:generator>OpenOffice.org/3.2$Win32 OpenOffice.org_project/320m18$Build-9502</meta:generator>
    <meta:document-statistic meta:table-count="1" meta:cell-count="100" meta:object-count="0"/>
  </office:meta>
</office:document-meta>
</file>